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istributionspoli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2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2">Allgemein</text:p>
              </text:list-item>
              <text:list-item>
                <text:p text:style-name="P2">Direkter Absatz</text:p>
              </text:list-item>
              <text:list-item>
                <text:p text:style-name="P2">Indirekter Absatz</text:p>
              </text:list-item>
              <text:list-item>
                <text:p text:style-name="P2">Internet</text:p>
              </text:list-item>
              <text:list-item>
                <text:p text:style-name="P2">Rechtliche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6.5cm" presentation:class="outline" presentation:placeholder="true" presentation:user-transformed="true">
          <draw:text-box/>
        </draw:frame>
        <draw:custom-shape draw:style-name="gr2" draw:text-style-name="P4" draw:layer="layout" svg:width="6cm" svg:height="1.5cm" draw:transform="rotate (0.000174532925199433) translate (1cm 19cm)">
          <text:p text:style-name="P3"><text:span text:style-name="T2"><text:s text:c="5"/></text:span><text:span text:style-name="T2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5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layer="layout" svg:width="3.677cm" svg:height="0.962cm" svg:x="25.823cm" svg:y="19.5cm">
          <draw:text-box>
            <text:p><text:page-number>&lt;Nummer&gt;</text:page-number></text:p>
          </draw:text-box>
        </draw:frame>
        <draw:custom-shape draw:style-name="gr3" draw:text-style-name="P3" draw:layer="layout" svg:width="6cm" svg:height="1.5cm" draw:transform="rotate (0.000174532925199433) translate (10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4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4" draw:layer="layout" svg:width="3.677cm" svg:height="0.962cm" svg:x="25.824cm" svg:y="19.5cm">
          <draw:text-box>
            <text:p><text:page-number>&lt;Nummer&gt;</text:page-number></text:p>
          </draw:text-box>
        </draw:frame>
        <draw:custom-shape draw:style-name="gr2" draw:text-style-name="P4" draw:layer="layout" svg:width="5cm" svg:height="1.5cm" draw:transform="rotate (0.000174532925199433) translate (7cm 19cm)">
          <text:p text:style-name="P3"><text:span text:style-name="T2"><text:s text:c="6"/></text:span><text:span text:style-name="T2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2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1.5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6.0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5.5cm 19cm)">
          <text:p text:style-name="P3"><text:span text:style-name="T2"><text:s text:c="6"/></text:span><text:span text:style-name="T2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0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4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4" draw:layer="layout" svg:width="3.677cm" svg:height="0.962cm" svg:x="25.824cm" svg:y="19.5cm">
          <draw:text-box>
            <text:p><text:page-number>&lt;Nummer&gt;</text:page-number></text:p>
          </draw:text-box>
        </draw:frame>
        <draw:custom-shape draw:style-name="gr2" draw:text-style-name="P4" draw:layer="layout" svg:width="5cm" svg:height="1.5cm" draw:transform="rotate (0.000174532925199433) translate (10.5cm 19cm)">
          <text:p text:style-name="P3"><text:span text:style-name="T2"><text:s text:c="6"/></text:span><text:span text:style-name="T2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2.5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1.5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6.0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0cm 19cm)">
          <text:p text:style-name="P3"><text:span text:style-name="T2"><text:s text:c="6"/></text:span><text:span text:style-name="T2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.0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5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4.5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9.0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4" draw:layer="layout" svg:width="3.677cm" svg:height="0.962cm" svg:x="25.824cm" svg:y="19.5cm">
          <draw:text-box>
            <text:p><text:page-number>&lt;Nummer&gt;</text:page-number></text:p>
          </draw:text-box>
        </draw:frame>
        <draw:custom-shape draw:style-name="gr3" draw:text-style-name="P3" draw:layer="layout" svg:width="5cm" svg:height="1.5cm" draw:transform="rotate (0.000174532925199433) translate (2.5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0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4.5cm 19cm)">
          <text:p text:style-name="P3"><text:span text:style-name="T2"><text:s text:c="6"/></text:span><text:span text:style-name="T2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.0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5.5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9.0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4" draw:layer="layout" svg:width="3.677cm" svg:height="0.962cm" svg:x="25.824cm" svg:y="19.5cm">
          <draw:text-box>
            <text:p><text:page-number>&lt;Nummer&gt;</text:page-number></text:p>
          </draw:text-box>
        </draw:frame>
        <draw:custom-shape draw:style-name="gr3" draw:text-style-name="P3" draw:layer="layout" svg:width="5cm" svg:height="1.5cm" draw:transform="rotate (0.000174532925199433) translate (2.503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0.001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9cm 19cm)">
          <text:p text:style-name="P3"><text:span text:style-name="T2"><text:s text:c="6"/></text:span><text:span text:style-name="T2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.003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5.502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4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5" draw:layer="layout" svg:width="25.199cm" svg:height="12.18cm" svg:x="2.301cm" svg:y="6.5cm" presentation:class="outline">
          <draw:text-box>
            <text:list text:style-name="L2">
              <text:list-item>
                <text:p><text:span text:style-name="T2">Basiswissen IT-Berufe – Wirtschafts- und Geschäftsprozesse: S. 219 – S.22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4739492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rketing_5f_de-background" style:display-name="marketing_de-background" style:family="presentation">
      <style:graphic-properties draw:stroke="none" draw:fill="bitmap" draw:fill-image-name="Sky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3H28M14S</meta:editing-duration>
    <meta:editing-cycles>39</meta:editing-cycles>
    <meta:generator>LibreOffice/4.2.8.2$Linux_X86_64 LibreOffice_project/420m0$Build-2</meta:generator>
    <meta:initial-creator>Marzian </meta:initial-creator>
    <dc:date>2017-01-24T14:10:38.719955148</dc:date>
    <dc:creator>Marzian </dc:creator>
    <meta:document-statistic meta:object-count="92"/>
    <meta:user-defined meta:name="License">&lt;a href="http://www.openoffice.org/licenses/BSD.pdf"&gt;BSD&lt;/a&gt;</meta:user-defined>
  </office:meta>
</office:document-meta>
</file>